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.1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5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2pt"/>
    </style:style>
    <style:style style:name="T1" style:family="text">
      <style:text-properties fo:font-family="'Times New Roman'" style:font-family-generic="roman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67cm" svg:height="0.666cm" svg:x="0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1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7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9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0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1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5cm" svg:x="2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2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3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5cm" svg:x="4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4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5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6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6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7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8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8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5cm" svg:x="9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10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923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6cm" svg:x="1.59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2.256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2.923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59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4.256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4.923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6.256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6.923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6cm" svg:x="7.59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256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8.923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6cm" svg:x="9.59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2.2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923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1.59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256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923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59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4.256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923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256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6.923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7.59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256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923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6cm" svg:x="9.59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2.95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923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1.59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256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923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59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256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923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256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923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7.59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256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923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9.59cm" svg:y="3.62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3.622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44cm" svg:height="0.734cm" svg:x="2.227cm" svg:y="4.465cm">
          <draw:text-box>
            <text:p text:style-name="P2"><text:span text:style-name="T1">UP</text:span></text:p>
          </draw:text-box>
        </draw:frame>
        <draw:frame draw:style-name="gr4" draw:text-style-name="P3" draw:layer="layout" svg:width="1.785cm" svg:height="0.734cm" svg:x="4.347cm" svg:y="4.476cm">
          <draw:text-box>
            <text:p text:style-name="P2"><text:span text:style-name="T1">RIGHT</text:span></text:p>
          </draw:text-box>
        </draw:frame>
        <draw:frame draw:style-name="gr5" draw:text-style-name="P3" draw:layer="layout" svg:width="1.819cm" svg:height="0.734cm" svg:x="6.644cm" svg:y="4.465cm">
          <draw:text-box>
            <text:p text:style-name="P2"><text:span text:style-name="T1">DOWN</text:span></text:p>
          </draw:text-box>
        </draw:frame>
        <draw:frame draw:style-name="gr6" draw:text-style-name="P3" draw:layer="layout" svg:width="1.501cm" svg:height="0.734cm" svg:x="9.151cm" svg:y="4.479cm">
          <draw:text-box>
            <text:p text:style-name="P2"><text:span text:style-name="T1">LEFT</text:span></text:p>
          </draw:text-box>
        </draw:frame>
        <draw:frame draw:style-name="gr7" draw:text-style-name="P3" draw:layer="layout" svg:width="6.031cm" svg:height="0.734cm" svg:x="2.923cm" svg:y="5.225cm">
          <draw:text-box>
            <text:p text:style-name="P2"><text:span text:style-name="T1">T-shapes and how to rotate th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59cm" fo:margin-bottom="0.454cm" fo:margin-left="0.423cm" fo:margin-right="0.49cm" fo:page-width="12cm" fo:page-height="6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6-04-15T11:31:30</meta:creation-date>
    <dc:creator>Rhodri James</dc:creator>
    <dc:date>2006-08-07T00:13:57</dc:date>
    <dc:language>en-GB</dc:language>
    <meta:editing-cycles>4</meta:editing-cycles>
    <meta:editing-duration>PT10M48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